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fr2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3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mula with alternate text and caption</text:h>
      <text:p text:style-name="Standard">Before <draw:frame draw:style-name="fr1" draw:name="Frame1" text:anchor-type="as-char" svg:width="4.697cm" draw:z-index="0"><draw:text-box fo:min-height="2.468cm"><text:p text:style-name="Illustration"><svg:title>three minus one equal two</svg:title><draw:frame draw:style-name="fr2" draw:name="Object1" text:anchor-type="paragraph" svg:x="0.004cm" svg:y="0.002cm" svg:width="1.559cm" style:rel-width="100%" svg:height="0.467cm" style:rel-height="scale" draw:z-index="1"><draw:object xlink:href="./Object 1" xlink:type="simple" xlink:show="embed" xlink:actuate="onLoad"/><draw:image xlink:href="./ObjectReplacements/Object 1" xlink:type="simple" xlink:show="embed" xlink:actuate="onLoad"/><svg:title>three minus one equal two</svg:title></draw:frame>Illustration <text:sequence text:ref-name="refIllustration0" text:name="Illustration" text:formula="ooow:Illustration+1" style:num-format="1">1</text:sequence>: The caption of the formula</text:p></draw:text-box></draw:frame> after</text:p>
      <text:p text:style-name="Standard">A line</text:p>
      <text:p text:style-name="Standard">Before <draw:frame draw:style-name="fr1" draw:name="Frame2" text:anchor-type="as-char" svg:width="7.521cm" draw:z-index="2"><draw:text-box fo:min-height="4.089cm"><text:p text:style-name="Illustration"><svg:title>Four minus Three  equals One</svg:title><draw:frame draw:style-name="fr3" draw:name="Object2" text:anchor-type="paragraph" svg:x="0.004cm" svg:y="0.002cm" svg:width="1.565cm" style:rel-width="100%" svg:height="0.467cm" style:rel-height="scale" draw:z-index="3"><draw:object xlink:href="./Object 2" xlink:type="simple" xlink:show="embed" xlink:actuate="onLoad"/><draw:image xlink:href="./ObjectReplacements/Object 2" xlink:type="simple" xlink:show="embed" xlink:actuate="onLoad"/><svg:title>Four minus Three  equals One</svg:title></draw:frame>Illustration <text:sequence text:ref-name="refIllustration1" text:name="Illustration" text:formula="ooow:Illustration+1" style:num-format="1">2</text:sequence>: The caption of formula 2</text:p></draw:text-box></draw:frame>after</text:p>
      <text:p text:style-name="Standard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1:55:42</meta:creation-date>
    <dc:date>2009-07-07T16:41:14</dc:date>
    <dc:creator>Vincent Spiewak</dc:creator>
    <meta:editing-duration>PT00H02M48S</meta:editing-duration>
    <meta:editing-cycles>1</meta:editing-cycles>
    <meta:generator>OpenOffice.org/3.1$Unix OpenOffice.org_project/310m11$Build-9399</meta:generator>
    <meta:document-statistic meta:table-count="0" meta:image-count="0" meta:object-count="2" meta:page-count="1" meta:paragraph-count="7" meta:word-count="28" meta:character-count="16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3</math:mn>
        <math:mo math:stretchy="false">−</math:mo>
        <math:mn>1</math:mn>
      </math:mrow>
      <math:mo math:stretchy="false">=</math:mo>
      <math:mn>2</math:mn>
    </math:mrow>
    <math:annotation math:encoding="StarMath 5.0">3 - 1 = 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n>4</math:mn>
        <math:mo math:stretchy="false">−</math:mo>
        <math:mn>3</math:mn>
      </math:mrow>
      <math:mo math:stretchy="false">=</math:mo>
      <math:mn>1</math:mn>
    </math:mrow>
    <math:annotation math:encoding="StarMath 5.0">4 - 3 = 1</math:annotation>
  </math:semantics>
</math:math>
</file>